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1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adornments="Hairline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f989d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officeooo:paragraph-rsid="0011d00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1d00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officeooo:paragraph-rsid="0011d00d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officeooo:rsid="0011d00d" officeooo:paragraph-rsid="0011d00d" style:font-name-asian="Times New Roman1" style:font-name-complex="Times New Roman1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Calibri Light" style:font-name-asian="Times New Roman1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officeooo:paragraph-rsid="0011d00d" fo:background-color="#ffffff" style:font-name-asian="Times New Roman1" style:font-name-complex="Times New Roman1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officeooo:rsid="00144179" officeooo:paragraph-rsid="00144179" fo:background-color="#ffffff" style:font-name-asian="Times New Roman1" style:font-name-complex="Times New Roman1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666666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13dc92" officeooo:paragraph-rsid="0013dc92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officeooo:paragraph-rsid="0011d00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17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100%" fo:background-color="#ffffff" style:vertical-align="baseline"/>
      <style:text-properties officeooo:paragraph-rsid="00144179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26pt solid #aeaaaa" fo:border-bottom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26pt solid #aeaaaa" fo:border-bottom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21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paragraph-rsid="00162ca5"/>
    </style:style>
    <style:style style:name="P22" style:family="paragraph" style:parent-style-name="List_20_Paragraph" style:list-style-name="WWNum25">
      <style:paragraph-properties fo:margin-top="0in" fo:margin-bottom="0in" loext:contextual-spacing="true" fo:line-height="100%"/>
      <style:text-properties fo:color="#000000" style:font-name="Calibri Light" officeooo:paragraph-rsid="0011d00d" style:font-name-asian="Times New Roman1" style:font-name-complex="Times New Roman1" style:font-weight-complex="bold"/>
    </style:style>
    <style:style style:name="P23" style:family="paragraph" style:parent-style-name="List_20_Paragraph" style:list-style-name="WWNum25">
      <style:paragraph-properties fo:margin-top="0in" fo:margin-bottom="0in" loext:contextual-spacing="true" fo:line-height="100%"/>
      <style:text-properties fo:font-variant="normal" fo:text-transform="none" fo:color="#000000" style:font-name="Calibri Light2" fo:letter-spacing="normal" fo:font-style="normal" fo:font-weight="normal" officeooo:rsid="00182a72" officeooo:paragraph-rsid="00162ca5" style:font-name-asian="Times New Roman1" style:font-weight-asian="normal" style:font-name-complex="Times New Roman1" style:font-weight-complex="normal"/>
    </style:style>
    <style:style style:name="P24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25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26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7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" fo:font-style="italic" style:font-name-asian="Times New Roman1" style:font-style-asian="italic" style:font-name-complex="Times New Roman1" style:font-weight-complex="bold"/>
    </style:style>
    <style:style style:name="T2" style:family="text">
      <style:text-properties fo:color="#000000" style:font-name="Calibri Light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" style:family="text">
      <style:text-properties fo:color="#000000" style:font-name="Calibri Light" style:font-name-asian="Times New Roman1" style:font-name-complex="Times New Roman1"/>
    </style:style>
    <style:style style:name="T4" style:family="text">
      <style:text-properties fo:color="#000000" style:font-name="Calibri Light" style:font-name-asian="Times New Roman1" style:font-name-complex="Times New Roman1" style:font-weight-complex="bold"/>
    </style:style>
    <style:style style:name="T5" style:family="text">
      <style:text-properties fo:color="#000000" style:font-name="Calibri Light" officeooo:rsid="000f989d" style:font-name-asian="Times New Roman1" style:font-name-complex="Times New Roman1" style:font-weight-complex="bold"/>
    </style:style>
    <style:style style:name="T6" style:family="text">
      <style:text-properties fo:color="#000000" style:font-name="Calibri Light" officeooo:rsid="0011d00d" style:font-name-asian="Times New Roman1" style:font-name-complex="Times New Roman1" style:font-weight-complex="bold"/>
    </style:style>
    <style:style style:name="T7" style:family="text">
      <style:text-properties fo:color="#000000" style:font-name="Calibri Light" officeooo:rsid="00144179" style:font-name-asian="Times New Roman1" style:font-name-complex="Times New Roman1" style:font-weight-complex="bold"/>
    </style:style>
    <style:style style:name="T8" style:family="text">
      <style:text-properties fo:color="#000000" style:font-name="Calibri Light" fo:background-color="#ffffff" loext:char-shading-value="0" style:font-name-asian="Times New Roman1" style:font-name-complex="Times New Roman1"/>
    </style:style>
    <style:style style:name="T9" style:family="text">
      <style:text-properties fo:color="#000000" style:font-name="Calibri Light" fo:background-color="#ffffff" loext:char-shading-value="0" style:font-name-asian="Times New Roman1" style:font-name-complex="Times New Roman1" style:font-style-complex="italic"/>
    </style:style>
    <style:style style:name="T10" style:family="text">
      <style:text-properties fo:color="#000000" style:font-name="Calibri Light" officeooo:rsid="00144179" fo:background-color="#ffffff" loext:char-shading-value="0" style:font-name-asian="Times New Roman1" style:font-name-complex="Times New Roman1"/>
    </style:style>
    <style:style style:name="T11" style:family="text">
      <style:text-properties fo:color="#000000" style:font-name-asian="Times New Roman1" style:font-name-complex="Times New Roman1" style:font-weight-complex="bold"/>
    </style:style>
    <style:style style:name="T12" style:family="text">
      <style:text-properties fo:color="#000000" officeooo:rsid="0010dfe8" style:font-name-asian="Times New Roman1" style:font-name-complex="Times New Roman1" style:font-weight-complex="bold"/>
    </style:style>
    <style:style style:name="T13" style:family="text">
      <style:text-properties fo:color="#000000" officeooo:rsid="0013dc92" style:font-name-asian="Times New Roman1" style:font-name-complex="Times New Roman1" style:font-weight-complex="bold"/>
    </style:style>
    <style:style style:name="T14" style:family="text">
      <style:text-properties fo:color="#000000" fo:background-color="#ffffff" loext:char-shading-value="0" style:font-name-asian="Times New Roman1" style:font-name-complex="Times New Roman1"/>
    </style:style>
    <style:style style:name="T15" style:family="text">
      <style:text-properties fo:color="#000000" fo:background-color="#ffffff" loext:char-shading-value="0" style:font-name-asian="Times New Roman1" style:font-name-complex="Times New Roman1" style:font-weight-complex="bold"/>
    </style:style>
    <style:style style:name="T16" style:family="text">
      <style:text-properties fo:color="#000000" style:font-name="Calibri Light2" style:font-name-asian="Times New Roman1" style:font-name-complex="Times New Roman1" style:font-weight-complex="bold"/>
    </style:style>
    <style:style style:name="T17" style:family="text">
      <style:text-properties fo:color="#000000" style:font-name="Calibri Light2" officeooo:rsid="00188ad8" style:font-name-asian="Times New Roman1" style:font-name-complex="Times New Roman1" style:font-weight-complex="bold"/>
    </style:style>
    <style:style style:name="T18" style:family="text">
      <style:text-properties style:font-name="Calibri Light" style:font-name-asian="Times New Roman1" style:font-name-complex="Times New Roman1"/>
    </style:style>
    <style:style style:name="T19" style:family="text">
      <style:text-properties style:font-name="Calibri Light" fo:font-style="normal" style:font-name-asian="Times New Roman1" style:font-style-asian="normal" style:font-name-complex="Times New Roman1" style:font-style-complex="normal"/>
    </style:style>
    <style:style style:name="T20" style:family="text">
      <style:text-properties style:font-name="Calibri Light" fo:font-style="normal" officeooo:rsid="000f989d" style:font-name-asian="Times New Roman1" style:font-style-asian="normal" style:font-name-complex="Times New Roman1" style:font-style-complex="normal"/>
    </style:style>
    <style:style style:name="T21" style:family="text">
      <style:text-properties style:font-name="Calibri Light" fo:font-style="italic" officeooo:rsid="000f989d" style:font-name-asian="Times New Roman1" style:font-style-asian="italic" style:font-name-complex="Times New Roman1"/>
    </style:style>
    <style:style style:name="T22" style:family="text">
      <style:text-properties style:font-name="Calibri Light" fo:font-style="italic" style:font-style-asian="italic" style:font-style-complex="italic"/>
    </style:style>
    <style:style style:name="T23" style:family="text">
      <style:text-properties style:font-name="Calibri Light" style:font-style-complex="italic"/>
    </style:style>
    <style:style style:name="T24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25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26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27" style:family="text">
      <style:text-properties fo:color="#808080" style:font-name="Calibri Light" fo:font-style="normal" style:font-name-asian="Times New Roman1" style:font-style-asian="normal" style:font-name-complex="Times New Roman1" style:font-style-complex="normal" style:font-weight-complex="bold"/>
    </style:style>
    <style:style style:name="T28" style:family="text">
      <style:text-properties fo:color="#808080" style:font-name="Calibri Light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29" style:family="text">
      <style:text-properties fo:color="#808080" style:font-name="Calibri Light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30" style:family="text">
      <style:text-properties fo:color="#808080" style:font-name="Calibri Light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31" style:family="text">
      <style:text-properties fo:color="#808080" style:font-name="Calibri Light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32" style:family="text">
      <style:text-properties fo:color="#808080" style:font-name="Calibri Light" fo:font-style="normal" style:font-style-asian="normal" style:font-style-complex="normal"/>
    </style:style>
    <style:style style:name="T33" style:family="text">
      <style:text-properties fo:color="#666666" style:font-name="Calibri Light1" fo:font-weight="normal" style:font-weight-asian="normal" style:font-weight-complex="normal"/>
    </style:style>
    <style:style style:name="T34" style:family="text">
      <style:text-properties fo:color="#666666" style:font-name="Calibri Light2"/>
    </style:style>
    <style:style style:name="T35" style:family="text">
      <style:text-properties fo:color="#666666" style:font-name="Calibri Light2" officeooo:rsid="0011d00d"/>
    </style:style>
    <style:style style:name="T36" style:family="text">
      <style:text-properties fo:color="#666666" style:font-name="Calibri Light2" style:font-name-asian="Times New Roman1" style:font-name-complex="Times New Roman1" style:font-weight-complex="bold"/>
    </style:style>
    <style:style style:name="T37" style:family="text">
      <style:text-properties fo:color="#666666" style:font-name="Calibri Light2" officeooo:rsid="0013bb34" style:font-name-asian="Times New Roman1" style:font-name-complex="Times New Roman1" style:font-weight-complex="bold"/>
    </style:style>
    <style:style style:name="T38" style:family="text">
      <style:text-properties fo:color="#666666" style:font-name="Calibri Light2" officeooo:rsid="00144179" style:font-name-asian="Times New Roman1" style:font-name-complex="Times New Roman1" style:font-weight-complex="bold"/>
    </style:style>
    <style:style style:name="T39" style:family="text">
      <style:text-properties fo:color="#666666" style:font-name="Calibri Light2" officeooo:rsid="00144179"/>
    </style:style>
    <style:style style:name="T40" style:family="text">
      <style:text-properties fo:color="#666666" style:text-position="super 58%" style:font-name="Calibri Light2" style:font-name-asian="Times New Roman1" style:font-name-complex="Times New Roman1" style:font-weight-complex="bold"/>
    </style:style>
    <style:style style:name="T41" style:family="text">
      <style:text-properties officeooo:rsid="0013dc92"/>
    </style:style>
    <style:style style:name="T42" style:family="text">
      <style:text-properties officeooo:rsid="00144179"/>
    </style:style>
    <style:style style:name="T43" style:family="text">
      <style:text-properties style:font-name="Lato Hairline1"/>
    </style:style>
    <style:style style:name="T44" style:family="text">
      <style:text-properties officeooo:rsid="00159d25"/>
    </style:style>
    <style:style style:name="T45" style:family="text">
      <style:text-properties style:font-name-asian="Times New Roman1" style:font-name-complex="Times New Roman1"/>
    </style:style>
    <style:style style:name="T46" style:family="text">
      <style:text-properties officeooo:rsid="00159d25" style:font-name-asian="Times New Roman1" style:font-name-complex="Times New Roman1"/>
    </style:style>
    <style:style style:name="T47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49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50" style:family="text">
      <style:text-properties officeooo:rsid="00182a72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0" draw:name="Text Box 2" draw:style-name="gr1" draw:text-style-name="P28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24">thung1@binghamton.edu <text:s text:c="6"/>(646) 436-9103</text:p><text:p text:style-name="P26"><text:span text:style-name="T45">timhung.me </text:span><text:span text:style-name="T46"><text:tab/></text:span><text:span text:style-name="T45"> <text:tab/><text:tab/> <text:s text:c="2"/>github.com/AvocadosConstant</text:span></text:p><text:p text:style-name="P25">linkedin.com/in/timhung1 <text:s text:c="2"/><text:tab/> <text:s text:c="2"/>devpost.com/AvocadosConstant</text:p></draw:text-box></draw:frame><draw:line text:anchor-type="paragraph" draw:z-index="2" draw:style-name="gr2" draw:text-style-name="P29" svg:x1="2.6709in" svg:y1="0.0008in" svg:x2="2.6709in" svg:y2="0.7299in"><text:p/></draw:line><text:span text:style-name="T43">Tim Hung</text:span> </text:p>
      <text:p text:style-name="P18">Education</text:p>
      <text:p text:style-name="P5">Binghamton University, State University of New York, Thomas J. Watson School of Engineering and Applied Science</text:p>
      <text:p text:style-name="P11"><text:span text:style-name="T19">Bachelor of Science in Computer Science<text:tab/> and Bachelor of Arts in Mathematic</text:span><text:span text:style-name="T20">s</text:span><text:span text:style-name="T21"><text:tab/><text:tab/><text:tab/> <text:s text:c="10"/></text:span><text:span text:style-name="T18">Expected May ‘18</text:span></text:p>
      <text:p text:style-name="P1"><text:span text:style-name="T3"><text:tab/>Lyle &amp; Dorothy Feisel Scholarship | Univers</text:span><text:bookmark text:name="_GoBack"/><text:span text:style-name="T3">ity Scholars Program (Top 2%) | Dean’s List Fall 2014</text:span></text:p>
      <text:p text:style-name="P2"><text:span text:style-name="T11">Lynbrook Senior High School</text:span><text:span text:style-name="T4"><text:tab/><text:tab/><text:tab/><text:tab/><text:tab/><text:tab/><text:tab/><text:tab/><text:tab/><text:tab/></text:span><text:span text:style-name="T5">Sep ‘10 - Jun ‘14</text:span></text:p>
      <text:p text:style-name="P8"><text:tab/>Cumulative GPA: 100.52/100 | Rank: Top 20/242 | SAT: 1570, 2300 | National Merit Finalist <text:span text:style-name="T50">| AP Scholar w/ Dist.</text:span></text:p>
      <text:p text:style-name="P19">Skills</text:p>
      <text:p text:style-name="P13"><text:span text:style-name="T11">Technical</text:span><text:span text:style-name="T4"> <text:tab/></text:span><text:span text:style-name="T7">Data Structures, Algorithms, </text:span><text:span text:style-name="T4">Java, HTML, CSS, JavaScript, C++, </text:span><text:span text:style-name="T6">Node.js, </text:span><text:span text:style-name="T4">C, JQuery</text:span></text:p>
      <text:p text:style-name="P15"><text:span text:style-name="T12"><text:tab/>T</text:span><text:span text:style-name="T11">ools</text:span><text:span text:style-name="T4"> <text:tab/><text:tab/>UNIX Command Line, Git, </text:span><text:span text:style-name="T6">Vim, </text:span><text:span text:style-name="T4">Cygwin, Eclipse, Android Studio, Adobe CS6</text:span></text:p>
      <text:p text:style-name="P14"><text:span text:style-name="T11">Languages</text:span><text:span text:style-name="T4"> <text:tab/></text:span><text:span text:style-name="T27">Fluen</text:span><text:span text:style-name="T28">t</text:span><text:span text:style-name="T27">: </text:span><text:span text:style-name="T4">English, Mandarin Chinese | </text:span><text:span text:style-name="T27">Proficient: </text:span><text:span text:style-name="T4">Spanish, Taiwanese Hokkien</text:span></text:p>
      <text:p text:style-name="P20">Experience</text:p>
      <text:p text:style-name="P10">Microsoft Corporation<text:tab/><text:tab/><text:tab/><text:tab/><text:tab/><text:tab/><text:tab/><text:tab/><text:tab/><text:tab/><text:tab/> <text:s text:c="2"/>Redmond, WA</text:p>
      <text:p text:style-name="P10"><text:span text:style-name="T32">Microsoft Explore Developer/PM Intern <text:s/></text:span><text:span text:style-name="T22"><text:tab/><text:tab/><text:tab/><text:tab/><text:tab/> <text:s text:c="11"/><text:tab/><text:tab/><text:tab/> <text:s text:c="13"/></text:span><text:span text:style-name="T23">Starting May ’16</text:span></text:p>
      <text:p text:style-name="P9">Binghamton University Computer Science Department<text:tab/><text:tab/><text:tab/><text:tab/><text:tab/><text:tab/> <text:s text:c="13"/>Binghamton, NY</text:p>
      <text:p text:style-name="P4"><text:span text:style-name="T31">Course Assistant for CS-140: Object Oriented Programming <text:s/></text:span><text:span text:style-name="T2"><text:tab/><text:tab/><text:tab/><text:tab/><text:tab/> <text:s text:c="11"/></text:span><text:span text:style-name="T9">Sep ’15 – Present</text:span></text:p>
      <text:list xml:id="list1690101447381342021" text:style-name="WWNum25">
        <text:list-item>
          <text:p text:style-name="P16">Guide, <text:span text:style-name="T42">teach</text:span>, and grade class of thirty students during weekly Java lab session</text:p>
        </text:list-item>
        <text:list-item>
          <text:p text:style-name="P16">Hold weekly office hours to assist and review coursework with students</text:p>
        </text:list-item>
      </text:list>
      <text:p text:style-name="P9">Binghamton University Information Technology Services<text:tab/><text:tab/><text:tab/><text:tab/><text:tab/><text:tab/> <text:s text:c="13"/>Binghamton, NY</text:p>
      <text:p text:style-name="P4"><text:span text:style-name="T31">Residential Computer Consultant </text:span><text:span text:style-name="T2"><text:tab/><text:tab/><text:tab/><text:tab/><text:tab/><text:tab/><text:tab/><text:tab/> <text:s text:c="11"/></text:span><text:span text:style-name="T9">Aug ’15 – Present</text:span></text:p>
      <text:list xml:id="list162152437252828" text:continue-numbering="true" text:style-name="WWNum25">
        <text:list-item>
          <text:p text:style-name="P16">Provide house calls <text:span text:style-name="T42">for</text:span> students <text:span text:style-name="T42">to</text:span> troubleshoot technical problems with <text:span text:style-name="T42">any</text:span> devices</text:p>
        </text:list-item>
        <text:list-item>
          <text:p text:style-name="P16">Staff the Information Technology Services desk in the <text:span text:style-name="T42">university</text:span> Library</text:p>
        </text:list-item>
      </text:list>
      <text:p text:style-name="P3"><text:span text:style-name="T15">Binghamton ACM Student Chapter</text:span><text:span text:style-name="T14"> Executive Board<text:tab/><text:tab/><text:tab/><text:tab/><text:tab/><text:tab/> <text:s text:c="12"/>Binghamton, NY<text:tab/></text:span></text:p>
      <text:p text:style-name="P4"><text:span text:style-name="T31">Marketing and Public Relations Chair </text:span><text:span text:style-name="T8"><text:tab/><text:tab/><text:tab/><text:tab/><text:tab/><text:tab/><text:tab/><text:tab/> <text:s text:c="13"/>Jan ’15 - Present</text:span></text:p>
      <text:list xml:id="list162153468458712" text:continue-numbering="true" text:style-name="WWNum25">
        <text:list-item>
          <text:p text:style-name="P16">Manage social media pages and email listserv with an outreach of over 500 members</text:p>
        </text:list-item>
        <text:list-item>
          <text:p text:style-name="P16"><text:span text:style-name="T41">W</text:span>rite <text:span text:style-name="T41">and organize </text:span>questions for monthly ACM Programming Competitions</text:p>
        </text:list-item>
      </text:list>
      <text:p text:style-name="P3"><text:span text:style-name="T15">Taiwan Overseas Compatriot Affairs Council</text:span><text:span text:style-name="T14"><text:tab/><text:tab/><text:tab/><text:tab/><text:tab/><text:tab/><text:tab/><text:tab/> <text:s/>Taipei, Taiwan<text:tab/></text:span></text:p>
      <text:p text:style-name="P4"><text:span text:style-name="T31">Volunteer English Teacher </text:span><text:span text:style-name="T2"><text:s/></text:span><text:span text:style-name="T8"><text:s text:c="2"/><text:tab/><text:tab/><text:tab/><text:tab/><text:tab/><text:tab/><text:tab/><text:tab/><text:tab/><text:tab/>Jul ’14 - Aug ’14 </text:span></text:p>
      <text:list xml:id="list162152695681623" text:continue-numbering="true" text:style-name="WWNum25">
        <text:list-item>
          <text:p text:style-name="P17"><text:span text:style-name="T8">Taught English </text:span><text:span text:style-name="T10">to </text:span><text:span text:style-name="T8">class of 25 </text:span><text:span text:style-name="T10">elementary school </text:span><text:span text:style-name="T8">students from self-made lesson plans </text:span><text:span text:style-name="T10">with a team of four</text:span></text:p>
        </text:list-item>
      </text:list>
      <text:p text:style-name="P20">Projects</text:p>
      <text:p text:style-name="P7">dinotes <text:span text:style-name="T33">| Hack the Dinos</text:span><text:tab/><text:tab/><text:tab/><text:tab/><text:tab/><text:tab/><text:tab/> <text:s text:c="4"/>American Museum of Natural History</text:p>
      <text:p text:style-name="P4"><text:span text:style-name="T29">Front End </text:span><text:span text:style-name="T27">Developer</text:span><text:span text:style-name="T1"><text:tab/><text:tab/><text:tab/></text:span><text:span text:style-name="T4"><text:tab/><text:tab/><text:tab/><text:tab/><text:tab/><text:tab/><text:tab/><text:tab/> <text:s text:c="3"/><text:tab/></text:span><text:span text:style-name="T6">Nov</text:span><text:span text:style-name="T4"> ‘15</text:span></text:p>
      <text:list xml:id="list162154386705556" text:continue-numbering="true" text:style-name="WWNum25">
        <text:list-item>
          <text:p text:style-name="P21"><text:span text:style-name="T47">Create</text:span><text:span text:style-name="T48">d</text:span><text:span text:style-name="T47"> </text:span><text:span text:style-name="T48">a field notebook web app t</text:span><text:span text:style-name="T47">o </text:span><text:span text:style-name="T48">aid paleontologists i</text:span><text:span text:style-name="T47">n </text:span><text:span text:style-name="T48">d</text:span><text:span text:style-name="T47">ocumenting </text:span><text:span text:style-name="T48">e</text:span><text:span text:style-name="T47">xpeditions </text:span><text:span text:style-name="T48">in a team </text:span><text:span text:style-name="T49">of five</text:span></text:p>
        </text:list-item>
        <text:list-item>
          <text:p text:style-name="P23">Built multi-device friendly website with responsive design using Materialize.css and JQuery.</text:p>
        </text:list-item>
      </text:list>
      <text:p text:style-name="P6">numismatic <text:span text:style-name="T35">| </text:span><text:span text:style-name="T34">HackBU </text:span><text:span text:style-name="T39">|</text:span><text:span text:style-name="T34"> ‘It Just Works” Prize from Google</text:span><text:tab/><text:tab/><text:tab/><text:tab/><text:tab/><text:tab/> <text:s/>Binghamton University</text:p>
      <text:p text:style-name="P4"><text:span text:style-name="T27">Full Stack Developer</text:span><text:span text:style-name="T1"><text:tab/><text:tab/><text:tab/></text:span><text:span text:style-name="T4"><text:tab/><text:tab/><text:tab/><text:tab/><text:tab/><text:tab/><text:tab/><text:tab/> <text:s text:c="3"/><text:tab/>Mar ‘15</text:span></text:p>
      <text:list xml:id="list162153486817716" text:continue-numbering="true" text:style-name="WWNum25">
        <text:list-item>
          <text:p text:style-name="P22"><text:span text:style-name="T50">Developed</text:span> a Google Chrome extension that converts currency in-line on web pages to a user’s preferred currency</text:p>
        </text:list-item>
        <text:list-item>
          <text:p text:style-name="P22">Implemented Chrome and currency conversion APIs, and wrote in JavaScript, HTML, and CSS</text:p>
        </text:list-item>
      </text:list>
      <text:p text:style-name="P6">Never Leave Terminal <text:span text:style-name="T35">| </text:span><text:span text:style-name="T34">hackNY 11 </text:span><text:span text:style-name="T39">| </text:span><text:span text:style-name="T34">Most API’s Prize</text:span><text:tab/><text:tab/><text:tab/><text:tab/><text:tab/><text:tab/> <text:s text:c="6"/>Columbia University</text:p>
      <text:p text:style-name="P4"><text:span text:style-name="T30">Node.js </text:span><text:span text:style-name="T27">Developer</text:span><text:span text:style-name="T1"><text:tab/><text:tab/><text:tab/><text:tab/><text:tab/><text:tab/><text:tab/><text:tab/><text:tab/><text:tab/><text:tab/><text:tab/></text:span><text:span text:style-name="T4">Mar ‘15</text:span></text:p>
      <text:list xml:id="list162153672438413" text:continue-numbering="true" text:style-name="WWNum25">
        <text:list-item>
          <text:p text:style-name="P22">Created a command line app <text:span text:style-name="T44">to</text:span> text, shop, transfer money, and more from terminal <text:span text:style-name="T44">in a team of two</text:span></text:p>
        </text:list-item>
        <text:list-item>
          <text:p text:style-name="P22"><text:span text:style-name="T50">Utilized</text:span> etsy, twilio, blockchain, giphy, and artsy API’s using <text:span text:style-name="T50">N</text:span>ode.js with npm</text:p>
        </text:list-item>
      </text:list>
      <text:p text:style-name="P4"><text:span text:style-name="T11">neighborhoodFor.me </text:span><text:span text:style-name="T37">| C</text:span><text:span text:style-name="T36">ode for Good Social Hackathon </text:span><text:span text:style-name="T38">| </text:span><text:span text:style-name="T36">2</text:span><text:span text:style-name="T40">nd</text:span><text:span text:style-name="T36"> Place</text:span><text:span text:style-name="T11"> <text:tab/><text:tab/> <text:s text:c="12"/><text:tab/> <text:s text:c="15"/>Binghamton University</text:span></text:p>
      <text:p text:style-name="P4"><text:span text:style-name="T27">Front End Developer and Graphic Designer</text:span><text:span text:style-name="T4"><text:tab/><text:tab/><text:tab/><text:tab/><text:tab/><text:tab/><text:tab/><text:tab/> <text:s text:c="14"/>Nov ‘14</text:span></text:p>
      <text:list xml:id="list162152556829224" text:continue-numbering="true" text:style-name="WWNum25">
        <text:list-item>
          <text:p text:style-name="P22"><text:span text:style-name="T50">Developed</text:span> and designed a web app to facilitate communication in communities <text:span text:style-name="T50">in a team of four</text:span></text:p>
        </text:list-item>
        <text:list-item>
          <text:p text:style-name="P22">Implemented SendGrid to send mass texts between organizations and low income citizens</text:p>
        </text:list-item>
      </text:list>
      <text:p text:style-name="P20">Competitions</text:p>
      <text:p text:style-name="P12"><text:span text:style-name="T11">ACM Regional Collegiate Programming Competition (ICPC) at Queens College<text:tab/><text:tab/><text:tab/><text:tab/><text:tab/></text:span><text:span text:style-name="T16">Nov </text:span><text:span text:style-name="T4">‘</text:span><text:span text:style-name="T16">1</text:span><text:span text:style-name="T17">5</text:span></text:p>
      <text:p text:style-name="P1"><text:span text:style-name="T11">ACM Programming Competition at Binghamton University </text:span><text:span text:style-name="T24">| 3</text:span><text:span text:style-name="T26">rd</text:span><text:span text:style-name="T24"> overall and freshman prize</text:span><text:span text:style-name="T11"><text:tab/><text:tab/><text:tab/></text:span><text:span text:style-name="T4">Dec ‘14</text:span></text:p>
      <text:p text:style-name="P1"><text:span text:style-name="T11">ACM Regional Collegiate Programming Competition (ICPC) at St. Joseph’s College<text:tab/> </text:span><text:span text:style-name="T24">| 4</text:span><text:span text:style-name="T26">th</text:span><text:span text:style-name="T24"> fr</text:span><text:span text:style-name="T25">e</text:span><text:span text:style-name="T24">sh/soph team</text:span><text:span text:style-name="T13"><text:tab/></text:span><text:span text:style-name="T11"><text:tab/></text:span><text:span text:style-name="T4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1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adornments="Hairline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22</meta:editing-cycles>
    <meta:print-date>2015-04-28T02:00:00</meta:print-date>
    <meta:creation-date>2014-11-04T03:52:00</meta:creation-date>
    <dc:date>2015-12-12T16:21:52.121266382</dc:date>
    <meta:editing-duration>PT5H11M19S</meta:editing-duration>
    <meta:generator>LibreOffice/4.4.6.3$Linux_X86_64 LibreOffice_project/40m0$Build-3</meta:generator>
    <meta:document-statistic meta:table-count="0" meta:image-count="0" meta:object-count="0" meta:page-count="1" meta:paragraph-count="53" meta:word-count="525" meta:character-count="3835" meta:non-whitespace-character-count="30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